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05dbfd" officeooo:paragraph-rsid="0005dbfd"/>
    </style:style>
    <style:style style:name="P2" style:family="paragraph" style:parent-style-name="Standard">
      <style:text-properties officeooo:rsid="0007c1e4" officeooo:paragraph-rsid="0007c1e4"/>
    </style:style>
    <style:style style:name="P3" style:family="paragraph" style:parent-style-name="Standard">
      <style:text-properties officeooo:rsid="0008660e" officeooo:paragraph-rsid="0008660e"/>
    </style:style>
    <style:style style:name="P4" style:family="paragraph" style:parent-style-name="Standard">
      <style:text-properties officeooo:rsid="0008f58e" officeooo:paragraph-rsid="0008f58e"/>
    </style:style>
    <style:style style:name="P5" style:family="paragraph" style:parent-style-name="Standard">
      <style:text-properties officeooo:rsid="00098440" officeooo:paragraph-rsid="00098440"/>
    </style:style>
    <style:style style:name="P6" style:family="paragraph" style:parent-style-name="Standard">
      <style:text-properties officeooo:rsid="00098440" officeooo:paragraph-rsid="000b166a"/>
    </style:style>
    <style:style style:name="P7" style:family="paragraph" style:parent-style-name="Standard">
      <style:text-properties officeooo:rsid="001345a1" officeooo:paragraph-rsid="000b166a"/>
    </style:style>
    <style:style style:name="P8" style:family="paragraph" style:parent-style-name="Standard">
      <style:text-properties officeooo:paragraph-rsid="000b166a"/>
    </style:style>
    <style:style style:name="P9" style:family="paragraph" style:parent-style-name="Standard">
      <style:text-properties officeooo:rsid="000ce4f8" officeooo:paragraph-rsid="000ce4f8"/>
    </style:style>
    <style:style style:name="P10" style:family="paragraph" style:parent-style-name="Standard">
      <style:text-properties officeooo:rsid="000de460" officeooo:paragraph-rsid="000de460"/>
    </style:style>
    <style:style style:name="P11" style:family="paragraph" style:parent-style-name="Standard">
      <style:text-properties officeooo:rsid="000de460" officeooo:paragraph-rsid="0011ed97"/>
    </style:style>
    <style:style style:name="P12" style:family="paragraph" style:parent-style-name="Standard">
      <style:text-properties fo:font-weight="bold" officeooo:rsid="000de460" officeooo:paragraph-rsid="000de460" style:font-weight-asian="bold" style:font-weight-complex="bold"/>
    </style:style>
    <style:style style:name="P13" style:family="paragraph" style:parent-style-name="Standard">
      <style:paragraph-properties fo:padding-left="0in" fo:padding-right="0in" fo:padding-top="0in" fo:padding-bottom="0.0291in" fo:border-left="none" fo:border-right="none" fo:border-top="none" fo:border-bottom="0.06pt solid #000000" style:join-border="false"/>
      <style:text-properties officeooo:rsid="00098440" officeooo:paragraph-rsid="000b166a"/>
    </style:style>
    <style:style style:name="P14" style:family="paragraph" style:parent-style-name="Standard">
      <style:paragraph-properties fo:padding-left="0in" fo:padding-right="0in" fo:padding-top="0in" fo:padding-bottom="0.0291in" fo:border-left="none" fo:border-right="none" fo:border-top="none" fo:border-bottom="0.06pt solid #000000" style:join-border="false"/>
      <style:text-properties officeooo:rsid="000de460" officeooo:paragraph-rsid="000de460"/>
    </style:style>
    <style:style style:name="P15" style:family="paragraph" style:parent-style-name="Standard">
      <style:text-properties officeooo:rsid="001345a1" officeooo:paragraph-rsid="000b166a"/>
    </style:style>
    <style:style style:name="P16" style:family="paragraph" style:parent-style-name="Standard">
      <style:text-properties fo:font-weight="normal" officeooo:rsid="000f3efb" officeooo:paragraph-rsid="000f3efb" style:font-weight-asian="normal" style:font-weight-complex="normal"/>
    </style:style>
    <style:style style:name="P17" style:family="paragraph" style:parent-style-name="Standard">
      <style:text-properties fo:font-weight="normal" officeooo:rsid="0011ed97" officeooo:paragraph-rsid="0011ed97" style:font-weight-asian="normal" style:font-weight-complex="normal"/>
    </style:style>
    <style:style style:name="P18" style:family="paragraph" style:parent-style-name="Standard">
      <style:text-properties fo:font-weight="normal" officeooo:rsid="0011ed97" officeooo:paragraph-rsid="0012e356" style:font-weight-asian="normal" style:font-weight-complex="normal"/>
    </style:style>
    <style:style style:name="P19" style:family="paragraph" style:parent-style-name="Standard">
      <style:text-properties fo:font-weight="normal" officeooo:rsid="0011ed97" officeooo:paragraph-rsid="0016948c" style:font-weight-asian="normal" style:font-weight-complex="normal"/>
    </style:style>
    <style:style style:name="P20" style:family="paragraph" style:parent-style-name="Standard">
      <style:text-properties fo:font-weight="normal" officeooo:rsid="000de460" officeooo:paragraph-rsid="0011ed97" style:font-weight-asian="normal" style:font-weight-complex="normal"/>
    </style:style>
    <style:style style:name="P21" style:family="paragraph" style:parent-style-name="Standard">
      <style:text-properties fo:font-weight="normal" officeooo:rsid="000de460" officeooo:paragraph-rsid="000de460" style:font-weight-asian="normal" style:font-weight-complex="normal"/>
    </style:style>
    <style:style style:name="P22" style:family="paragraph" style:parent-style-name="Standard">
      <style:text-properties fo:font-weight="normal" officeooo:rsid="0012e356" officeooo:paragraph-rsid="0012e356" style:font-weight-asian="normal" style:font-weight-complex="normal"/>
    </style:style>
    <style:style style:name="P23" style:family="paragraph" style:parent-style-name="Standard">
      <style:text-properties fo:font-weight="normal" officeooo:rsid="00145c75" officeooo:paragraph-rsid="00145c75" style:font-weight-asian="normal" style:font-weight-complex="normal"/>
    </style:style>
    <style:style style:name="P24" style:family="paragraph" style:parent-style-name="Standard">
      <style:text-properties officeooo:rsid="000de460" officeooo:paragraph-rsid="000de460"/>
    </style:style>
    <style:style style:name="P25" style:family="paragraph" style:parent-style-name="Standard">
      <style:text-properties officeooo:rsid="000de460" officeooo:paragraph-rsid="0014bf1d"/>
    </style:style>
    <style:style style:name="P26" style:family="paragraph" style:parent-style-name="Standard">
      <style:paragraph-properties fo:padding-left="0in" fo:padding-right="0in" fo:padding-top="0in" fo:padding-bottom="0.0291in" fo:border-left="none" fo:border-right="none" fo:border-top="none" fo:border-bottom="0.06pt solid #000000" style:join-border="false"/>
      <style:text-properties fo:font-weight="normal" officeooo:rsid="000f3efb" officeooo:paragraph-rsid="000f3efb" style:font-weight-asian="normal" style:font-weight-complex="normal"/>
    </style:style>
    <style:style style:name="T1" style:family="text">
      <style:text-properties officeooo:rsid="00055b84"/>
    </style:style>
    <style:style style:name="T2" style:family="text">
      <style:text-properties officeooo:rsid="0007c1e4"/>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fo:font-weight="normal" officeooo:rsid="0011ed97" style:font-weight-asian="normal" style:font-weight-complex="normal"/>
    </style:style>
    <style:style style:name="T6" style:family="text">
      <style:text-properties officeooo:rsid="0011ed97"/>
    </style:style>
    <style:style style:name="T7" style:family="text">
      <style:text-properties fo:font-style="normal" style:font-style-asian="normal" style:font-style-complex="normal"/>
    </style:style>
    <style:style style:name="T8" style:family="text">
      <style:text-properties fo:font-style="normal" officeooo:rsid="0016948c" style:font-style-asian="normal" style:font-style-complex="normal"/>
    </style:style>
    <style:style style:name="T9" style:family="text">
      <style:text-properties officeooo:rsid="0014bf1d"/>
    </style:style>
    <style:style style:name="T10" style:family="text">
      <style:text-properties officeooo:rsid="0016948c"/>
    </style:style>
    <style:style style:name="T11" style:family="text">
      <style:text-properties officeooo:rsid="001816f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tab/><text:tab/><text:tab/><text:tab/><text:tab/><text:tab/><text:span text:style-name="T1">Npm Yarn and other tools -- fileMonitoring&amp;autoRestart</text:span></text:p>
      <text:p text:style-name="Standard"/>
      <text:p text:style-name="P1">We are in “sample-strapi” project. Strapi is cms back-end to store data (based on nodejs). Here the problem is we can not set the node-module one directory above(as learned in the last lesson), so we have to sue the first method. </text:p>
      <text:p text:style-name="P1"/>
      <text:p text:style-name="P1">At this point we can not start the container, as our node module is not install on our host and we don t like to as our host OS may not be a linux OS. So the solution is to use ‘’docker-compose run ‘’ which allow us to run command inside the container without running the container (same as exec but without docker-compose up)</text:p>
      <text:p text:style-name="P1"/>
      <text:p text:style-name="P1">----------------------------------- // <text:span text:style-name="T2">the docker-compose ------------------------------</text:span></text:p>
      <text:p text:style-name="P1">version: '2.4'</text:p>
      <text:p text:style-name="P1"/>
      <text:p text:style-name="P1">services:</text:p>
      <text:p text:style-name="P1"><text:s text:c="2"/>api:</text:p>
      <text:p text:style-name="P1"><text:s text:c="4"/>build:</text:p>
      <text:p text:style-name="P1"><text:s text:c="6"/>context: .</text:p>
      <text:p text:style-name="P1"><text:s text:c="6"/>args:</text:p>
      <text:p text:style-name="P1"><text:s text:c="8"/>- NODE_ENV=development</text:p>
      <text:p text:style-name="P1"><text:s text:c="4"/>volumes:</text:p>
      <text:p text:style-name="P1"><text:s text:c="6"/>- .:/app</text:p>
      <text:p text:style-name="P1"><text:s text:c="4"/>ports:</text:p>
      <text:p text:style-name="P1"><text:s text:c="6"/>- 3030:1337</text:p>
      <text:p text:style-name="P1"><text:s text:c="4"/>command: strapi start</text:p>
      <text:p text:style-name="P1"><text:s text:c="4"/>environment:</text:p>
      <text:p text:style-name="P1"><text:s text:c="6"/>- DATABASE_CLIENT=mongo</text:p>
      <text:p text:style-name="P1"><text:s text:c="6"/>- DATABASE_HOST=mongo</text:p>
      <text:p text:style-name="P1"><text:s text:c="6"/>- DATABASE_PORT=27017</text:p>
      <text:p text:style-name="P1"><text:s text:c="6"/>- DATABASE_NAME=strapi</text:p>
      <text:p text:style-name="P1"><text:s text:c="6"/>- NODE_ENV=development</text:p>
      <text:p text:style-name="P1"/>
      <text:p text:style-name="P1"><text:s text:c="2"/>mongo:</text:p>
      <text:p text:style-name="P1"><text:s text:c="4"/>image: mongo</text:p>
      <text:p text:style-name="P1"><text:s text:c="4"/>volumes:</text:p>
      <text:p text:style-name="P1"><text:s text:c="6"/>- mongo:/data/db</text:p>
      <text:p text:style-name="P1"><text:s text:c="4"/>environment:</text:p>
      <text:p text:style-name="P1"><text:s text:c="6"/>- MONGO_INITDB_DATABASE=strapi</text:p>
      <text:p text:style-name="P1"/>
      <text:p text:style-name="P1">volumes:</text:p>
      <text:p text:style-name="P1"><text:s text:c="2"/>mongo:</text:p>
      <text:p text:style-name="P1"/>
      <text:p text:style-name="P1"/>
      <text:p text:style-name="P1">-----------------------------------// <text:span text:style-name="T2">the Dockerfile -------------------------------------</text:span></text:p>
      <text:p text:style-name="P1">FROM node:10.15-slim</text:p>
      <text:p text:style-name="P1"/>
      <text:p text:style-name="P1">ARG NODE_ENV=production</text:p>
      <text:p text:style-name="P1">ENV NODE_ENV $NODE_ENV</text:p>
      <text:p text:style-name="P1"/>
      <text:p text:style-name="P1">EXPOSE 1337</text:p>
      <text:p text:style-name="P1"/>
      <text:p text:style-name="P1">WORKDIR /app</text:p>
      <text:p text:style-name="P1"><text:soft-page-break/></text:p>
      <text:p text:style-name="P1">COPY package.json package-lock.json ./</text:p>
      <text:p text:style-name="P1"/>
      <text:p text:style-name="P1">RUN npm install &amp;&amp; npm cache clean --force</text:p>
      <text:p text:style-name="P1"/>
      <text:p text:style-name="P1">ENV PATH /app/node_modules/.bin:$PATH</text:p>
      <text:p text:style-name="P1"/>
      <text:p text:style-name="P1">COPY . .</text:p>
      <text:p text:style-name="P1"/>
      <text:p text:style-name="P1">CMD ["node", "server.js"]</text:p>
      <text:p text:style-name="P1"/>
      <text:p text:style-name="P1">-----------------------------------------------------------------------</text:p>
      <text:p text:style-name="P1"/>
      <text:p text:style-name="P2">with docker-compose we can run command using the service name:</text:p>
      <text:p text:style-name="P3"><text:span text:style-name="T3">docker-compose run api npm install</text:span> // api is the name of the service</text:p>
      <text:p text:style-name="P3">this cmd install the npm module inside the container, then after we can ‘docker-compose up’</text:p>
      <text:p text:style-name="P3"/>
      <text:p text:style-name="P3">But now we need to run other starpi command inside the container (which is running) </text:p>
      <text:p text:style-name="P4"><text:span text:style-name="T3">docker-compose exec api bash</text:span> // it s a debian image so bash is already there, -it are not needed as exec and run already give us that </text:p>
      <text:p text:style-name="P4">note that I use the name of the service instead of the container’s name, it s convenient</text:p>
      <text:p text:style-name="P4"/>
      <text:p text:style-name="P5">a good way is to up the docker-compose with no -d, like it we can see the logs, then open a second terminal to work inside the container.</text:p>
      <text:p text:style-name="P5"/>
      <text:p text:style-name="P5"/>
      <text:p text:style-name="P13"/>
      <text:p text:style-name="P6"/>
      <text:p text:style-name="P6"/>
      <text:p text:style-name="P7"><text:tab/><text:tab/><text:tab/><text:tab/><text:tab/><text:tab/><text:tab/><text:tab/><text:tab/>Auto-restart</text:p>
      <text:p text:style-name="P8"/>
      <text:p text:style-name="P7">For auto-restart we gonna focus on nodemon, set it to watch the docker-compose is a bad practise, as it will restart it at any update (waste of time). So the best way is to set it up inside the docker-compose. </text:p>
      <text:p text:style-name="P9"/>
      <text:p text:style-name="P9">If we use sass.css or typscript we can use a nodemon.yml to mange the compile our code on each save, have a look on google for more infos</text:p>
      <text:p text:style-name="P9"/>
      <text:p text:style-name="P10">We don t want nodemon in our production image, only during developpement</text:p>
      <text:p text:style-name="P10"/>
      <text:p text:style-name="P10">we are in the project “sample-nodemon”. </text:p>
      <text:p text:style-name="P10"/>
      <text:p text:style-name="P10">------------------------------------------------------</text:p>
      <text:p text:style-name="P10">version: '2.4'</text:p>
      <text:p text:style-name="P10"/>
      <text:p text:style-name="P10">services:</text:p>
      <text:p text:style-name="P10"><text:s text:c="2"/>express:</text:p>
      <text:p text:style-name="P10"><text:s text:c="4"/>build: .</text:p>
      <text:p text:style-name="P10"><text:s text:c="4"/>ports:</text:p>
      <text:p text:style-name="P10"><text:s text:c="6"/>- 3000:3000</text:p>
      <text:p text:style-name="P10"><text:s text:c="4"/>volumes:</text:p>
      <text:p text:style-name="P10"><text:s text:c="6"/>- .:/app</text:p>
      <text:p text:style-name="P10"><text:soft-page-break/><text:s text:c="4"/>environment:</text:p>
      <text:p text:style-name="P10"><text:s text:c="6"/>- DEBUG=sample-express:*</text:p>
      <text:p text:style-name="P10"><text:tab/>- NODE_ENV=development</text:p>
      <text:p text:style-name="P14"/>
      <text:p text:style-name="P10"/>
      <text:p text:style-name="P10">First let install nodemon without running the container</text:p>
      <text:p text:style-name="P25">// <text:span text:style-name="T9">note that here we install nodemon using docker-compose, inside ‘express service’ which is the Dockerfile (</text:span><text:span text:style-name="T5">node:10.15-slim</text:span><text:span text:style-name="T9">) container. </text:span></text:p>
      <text:p text:style-name="P25">// <text:span text:style-name="T9">But the container is build as globaly, and that’s him who start the node app, so we need to adjust the path of nodemon (to not be global but inside the /app) inside the Dockerfile as well… see after.</text:span></text:p>
      <text:p text:style-name="P12">docker-compose run express npm install nodemon --save-dev // <text:span text:style-name="T4">as we just want it as dev dependency</text:span></text:p>
      <text:p text:style-name="P16">that build the image, then install nodemon. The image is ready to run with ‘’docker-compose up’’ no need –build</text:p>
      <text:p text:style-name="P16"/>
      <text:p text:style-name="P16">{</text:p>
      <text:p text:style-name="P16"><text:s text:c="2"/>"name": "sample-express",</text:p>
      <text:p text:style-name="P16"><text:s text:c="2"/>"version": "0.0.0",</text:p>
      <text:p text:style-name="P16"><text:s text:c="2"/>"private": true,</text:p>
      <text:p text:style-name="P16"><text:s text:c="2"/>"scripts": {</text:p>
      <text:p text:style-name="P16"><text:s text:c="4"/>"start": "node ./bin/www"</text:p>
      <text:p text:style-name="P16"><text:s text:c="2"/>},</text:p>
      <text:p text:style-name="P16"><text:s text:c="2"/>"dependencies": {</text:p>
      <text:p text:style-name="P16"><text:s text:c="4"/>"cookie-parser": "~1.4.3",</text:p>
      <text:p text:style-name="P16"><text:s text:c="4"/>"debug": "~2.6.9",</text:p>
      <text:p text:style-name="P16"><text:s text:c="4"/>"express": "~4.16.0",</text:p>
      <text:p text:style-name="P16"><text:s text:c="4"/>"http-errors": "~1.6.2",</text:p>
      <text:p text:style-name="P16"><text:s text:c="4"/>"morgan": "~1.9.0",</text:p>
      <text:p text:style-name="P16"><text:s text:c="4"/>"pug": "^2.0.4"</text:p>
      <text:p text:style-name="P16"><text:s text:c="2"/>},</text:p>
      <text:p text:style-name="P16"><text:s text:c="2"/>"devDependencies": {</text:p>
      <text:p text:style-name="P16"><text:s text:c="4"/>"nodemon": "^2.0.4"</text:p>
      <text:p text:style-name="P16"><text:s text:c="2"/>}</text:p>
      <text:p text:style-name="P26">}</text:p>
      <text:p text:style-name="P16"/>
      <text:p text:style-name="P17">Now we need to have nodemon running instead of the node cmd when we run docker-compose. </text:p>
      <text:p text:style-name="P17">We need to provide the full path of nodemon (/app/node_modules/.bin/nodemon) as we didn t install it globally, then the name of our express starter file (.bin/www)</text:p>
      <text:p text:style-name="P17"/>
      <text:p text:style-name="P11">version: '2.4'</text:p>
      <text:p text:style-name="P11"/>
      <text:p text:style-name="P11">services:</text:p>
      <text:p text:style-name="P11"><text:s text:c="2"/>express:</text:p>
      <text:p text:style-name="P11"><text:s text:c="4"/>build: .</text:p>
      <text:p text:style-name="P11"><text:s text:c="4"/><text:span text:style-name="T6">command: </text:span><text:span text:style-name="T5">/app/node_modules/.bin/nodemon ./bin/www</text:span></text:p>
      <text:p text:style-name="P11"><text:s text:c="4"/>ports:</text:p>
      <text:p text:style-name="P11"><text:s text:c="6"/>- 3000:3000</text:p>
      <text:p text:style-name="P11"><text:s text:c="4"/>volumes:</text:p>
      <text:p text:style-name="P11"><text:s text:c="6"/>- .:/app</text:p>
      <text:p text:style-name="P11"><text:s text:c="4"/>environment:</text:p>
      <text:p text:style-name="P11"><text:s text:c="6"/>- DEBUG=sample-express:*</text:p>
      <text:p text:style-name="P20"><text:tab/>- NODE_ENV=development</text:p>
      <text:p text:style-name="P17"><text:soft-page-break/></text:p>
      <text:p text:style-name="P17"/>
      <text:p text:style-name="P18">we can notice the last line the ENV set to development, bc when we run node and npm cmd inside our environment, it need to be set for development so we can access dev dependencies.</text:p>
      <text:p text:style-name="P22">But we ca<text:span text:style-name="T9">n</text:span> see in the Dockerfile that our ENV is set to production, so we need to rewrite this as well</text:p>
      <text:p text:style-name="P18"><text:s/></text:p>
      <text:p text:style-name="P18"/>
      <text:p text:style-name="P18"><text:s/>FROM node:10.15-slim</text:p>
      <text:p text:style-name="P18"/>
      <text:p text:style-name="P18"><text:span text:style-name="T10"># </text:span>ENV NODE_ENV=production</text:p>
      <text:p text:style-name="P19">ENV NODE_ENV=<text:span text:style-name="T11">development</text:span></text:p>
      <text:p text:style-name="P18"/>
      <text:p text:style-name="P18">WORKDIR /app</text:p>
      <text:p text:style-name="P18"/>
      <text:p text:style-name="P18">COPY package.json package-lock*.json ./</text:p>
      <text:p text:style-name="P18"/>
      <text:p text:style-name="P18">RUN npm install &amp;&amp; npm cache clean --force</text:p>
      <text:p text:style-name="P18"/>
      <text:p text:style-name="P23">ENV PATH <text:span text:style-name="T7">/app/node_modules/.bin/ :sPATH</text:span></text:p>
      <text:p text:style-name="P18"/>
      <text:p text:style-name="P18">COPY . .</text:p>
      <text:p text:style-name="P18"/>
      <text:p text:style-name="P18">CMD ["node", "./bin/www"]</text:p>
      <text:p text:style-name="P21"/>
      <text:p text:style-name="P23">If I want to run one of nodemon command, it s gonna be inside <text:span text:style-name="T7">app/node_modules and not global node_modules </text:span><text:span text:style-name="T8">(as the container run global command, but the application is in /app/)</text:span><text:span text:style-name="T7">, so I need to update my environment variable for my path, and that is a simple line that we have to add into all our Dockerfile (ENV PATH /app/node_modules/.bin/ :sPATH).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8-16T14:45:35.841883823</meta:creation-date>
    <meta:generator>LibreOffice/6.0.7.3$Linux_X86_64 LibreOffice_project/00m0$Build-3</meta:generator>
    <dc:date>2020-08-17T12:44:23.572280756</dc:date>
    <meta:editing-duration>PT57M21S</meta:editing-duration>
    <meta:editing-cycles>14</meta:editing-cycles>
    <meta:document-statistic meta:table-count="0" meta:image-count="0" meta:object-count="0" meta:page-count="4" meta:paragraph-count="117" meta:word-count="775" meta:character-count="5196" meta:non-whitespace-character-count="4276"/>
  </office:meta>
</office:document-meta>
</file>